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0819in" fo:margin-left="0.0313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1.5819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7.0819in" fo:margin-left="0.0313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3125in"/>
    </style:style>
    <style:style style:name="Table2.E" style:family="table-column">
      <style:table-column-properties style:column-width="1.8944in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able_20_Contents">
      <style:text-properties officeooo:paragraph-rsid="0014ae81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paragraph-properties style:writing-mode="lr-tb"/>
      <style:text-properties officeooo:paragraph-rsid="0014ae81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Heading_20_2">
      <style:text-properties fo:font-size="10pt" officeooo:paragraph-rsid="000a9dc1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fe3d2" style:text-blinking="false" fo:background-color="transparent" loext:char-shading-value="0"/>
    </style:style>
    <style:style style:name="T3" style:family="text">
      <style:text-properties officeooo:rsid="001e0e40"/>
    </style:style>
    <style:style style:name="T4" style:family="text">
      <style:text-properties officeooo:rsid="001fe3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Software</text:p>
            <text:p text:style-name="P6">modules</text:p>
            <text:p text:style-name="P4"/>
          </table:table-cell>
          <table:table-cell table:style-name="Table1.A1" office:value-type="string">
            <text:p text:style-name="P6">Test Cases</text:p>
          </table:table-cell>
          <table:table-cell table:style-name="Table1.A1" office:value-type="string">
            <text:p text:style-name="P6">Input sample</text:p>
          </table:table-cell>
          <table:table-cell table:style-name="Table1.A1" office:value-type="string">
            <text:p text:style-name="P6">expected output </text:p>
          </table:table-cell>
          <table:table-cell table:style-name="Table1.A1" office:value-type="string">
            <text:p text:style-name="P6">Actual output with response time</text:p>
          </table:table-cell>
        </table:table-row>
        <table:table-row>
          <table:table-cell table:style-name="Table1.A1" office:value-type="string">
            <text:p text:style-name="P6">Fintan backend</text:p>
          </table:table-cell>
          <table:table-cell table:style-name="Table1.A1" office:value-type="string">
            <text:p text:style-name="P6">Convert-</text:p>
            <text:p text:style-name="P6">CoNLL to RDF</text:p>
          </table:table-cell>
          <table:table-cell table:style-name="Table1.A1" office:value-type="string">
            <text:p text:style-name="P6">CoNLL-input.conllu</text:p>
          </table:table-cell>
          <table:table-cell table:style-name="Table1.A1" office:value-type="string">
            <text:p text:style-name="P6">CoNLL-RDF-expected.ttl</text:p>
          </table:table-cell>
          <table:table-cell table:style-name="Table1.A1" office:value-type="string">
            <text:p text:style-name="P6">Status: S</text:p>
            <text:p text:style-name="P6">output: CoNLL-RDF-actual.ttl</text:p>
            <text:p text:style-name="P6">RS:10 Sec</text:p>
          </table:table-cell>
        </table:table-row>
        <table:table-row>
          <table:table-cell table:style-name="Table1.A1" office:value-type="string">
            <text:p text:style-name="P6">Fintan UI</text:p>
          </table:table-cell>
          <table:table-cell table:style-name="Table1.A1" office:value-type="string">
            <text:p text:style-name="P6">Convert-</text:p>
            <text:p text:style-name="P6">CoNLL to RDF</text:p>
          </table:table-cell>
          <table:table-cell table:style-name="Table1.A1" office:value-type="string">
            <text:p text:style-name="P6">CoNLL-input.conllu</text:p>
          </table:table-cell>
          <table:table-cell table:style-name="Table1.A1" office:value-type="string">
            <text:p text:style-name="P6">CoNLL-RDF-expected.ttl</text:p>
          </table:table-cell>
          <table:table-cell table:style-name="Table1.A1" office:value-type="string">
            <text:p text:style-name="P6">F</text:p>
            <text:p text:style-name="P6">Error: Major</text:p>
          </table:table-cell>
        </table:table-row>
        <table:table-row>
          <table:table-cell table:style-name="Table1.A1" table:number-rows-spanned="3" office:value-type="string">
            <text:p text:style-name="P6">Terme-à-LLOD </text:p>
            <text:p text:style-name="P4"/>
          </table:table-cell>
          <table:table-cell table:style-name="Table1.A1" office:value-type="string">
            <text:p text:style-name="P6">Convert-TBX to RDF</text:p>
          </table:table-cell>
          <table:table-cell table:style-name="Table1.A1" office:value-type="string">
            <text:p text:style-name="P6">SolarTBX-input.tbx</text:p>
            <text:p text:style-name="P4"/>
          </table:table-cell>
          <table:table-cell table:style-name="Table1.A1" office:value-type="string">
            <text:p text:style-name="P6">SolarRDF-expected.ttl</text:p>
          </table:table-cell>
          <table:table-cell table:style-name="Table1.A1" office:value-type="string">
            <text:p text:style-name="P6">Status: S</text:p>
            <text:p text:style-name="P6">SolarRDF-actual.ttl</text:p>
            <text:p text:style-name="P6">RS:2 Sec</text:p>
          </table:table-cell>
        </table:table-row>
        <table:table-row>
          <table:covered-table-cell/>
          <table:table-cell table:style-name="Table1.A1" office:value-type="string">
            <text:p text:style-name="P6">Convert-TBX to RDF</text:p>
          </table:table-cell>
          <table:table-cell table:style-name="Table1.A1" office:value-type="string">
            <text:p text:style-name="P6">IateTBX-input.tbx</text:p>
          </table:table-cell>
          <table:table-cell table:style-name="Table1.A1" office:value-type="string">
            <text:p text:style-name="P6">IateRDF-expected.ttl</text:p>
          </table:table-cell>
          <table:table-cell table:style-name="Table1.A1" office:value-type="string">
            <text:p text:style-name="P6">Status: S</text:p>
            <text:p text:style-name="P6">IateRDF-actual.ttl</text:p>
            <text:p text:style-name="P6">RS: 5 Sec</text:p>
          </table:table-cell>
        </table:table-row>
        <table:table-row>
          <table:covered-table-cell/>
          <table:table-cell table:style-name="Table1.A1" office:value-type="string">
            <text:p text:style-name="P6">Link-solar-with-intaglio</text:p>
          </table:table-cell>
          <table:table-cell table:style-name="Table1.A1" office:value-type="string">
            <text:p text:style-name="P6">SolarRDF-input.tbx</text:p>
            <text:p text:style-name="P6">&amp;</text:p>
            <text:p text:style-name="P6">intaglioRDF-input.ttl</text:p>
          </table:table-cell>
          <table:table-cell table:style-name="Table1.A1" office:value-type="string">
            <text:p text:style-name="P6">solar-intaglio-linked RDF</text:p>
          </table:table-cell>
          <table:table-cell table:style-name="Table1.A1" office:value-type="string">
            <text:p text:style-name="P6">Status: S</text:p>
            <text:p text:style-name="P6">solar-intaglio-actual.ttl</text:p>
            <text:p text:style-name="P6">1 Sec</text:p>
          </table:table-cell>
        </table:table-row>
      </table:table>
      <text:p text:style-name="P2">Table <text:span text:style-name="T4">1.</text:span> <text:s/><text:span text:style-name="T3">Functional Test of transformation software. </text:span>S-Successful, F-Failed, C-Critical Major-M, Medium-M, Cosmetic-C, NA refers to the feature that does not apply (or are relevant) to the software. NT-not tested, RS-response time, Min-minutes, and Sec-seconds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5">Software</text:p>
            <text:p text:style-name="P5">modules</text:p>
            <text:p text:style-name="P3"/>
          </table:table-cell>
          <table:table-cell table:style-name="Table2.A1" office:value-type="string">
            <text:p text:style-name="P5">Test </text:p>
            <text:p text:style-name="P5">Cases</text:p>
          </table:table-cell>
          <table:table-cell table:style-name="Table2.A1" office:value-type="string">
            <text:p text:style-name="P5">Input sample</text:p>
          </table:table-cell>
          <table:table-cell table:style-name="Table2.A1" office:value-type="string">
            <text:p text:style-name="P5">expected output </text:p>
          </table:table-cell>
          <table:table-cell table:style-name="Table2.A1" office:value-type="string">
            <text:p text:style-name="P5">Actual output with response time</text:p>
          </table:table-cell>
        </table:table-row>
        <table:table-row>
          <table:table-cell table:style-name="Table2.A1" office:value-type="string">
            <text:p text:style-name="P5">Fintan backend</text:p>
          </table:table-cell>
          <table:table-cell table:style-name="Table2.A1" office:value-type="string">
            <text:p text:style-name="P5">Convert-Large</text:p>
            <text:p text:style-name="P5">RDF to TSV</text:p>
          </table:table-cell>
          <table:table-cell table:style-name="Table2.A1" office:value-type="string">
            <text:p text:style-name="P5">ApertiumRDF-input.tbx</text:p>
          </table:table-cell>
          <table:table-cell table:style-name="Table2.A1" office:value-type="string">
            <text:p text:style-name="P5">NA</text:p>
          </table:table-cell>
          <table:table-cell table:style-name="Table2.A1" office:value-type="string">
            <text:p text:style-name="P5">Status: S</text:p>
            <text:p text:style-name="P5">RS: 35 Sec</text:p>
            <text:p text:style-name="P5">output:</text:p>
            <text:p text:style-name="P5">ApertiumTSV-actual.ttl</text:p>
          </table:table-cell>
        </table:table-row>
        <table:table-row>
          <table:table-cell table:style-name="Table2.A1" office:value-type="string">
            <text:p text:style-name="P5">Fintan UI</text:p>
          </table:table-cell>
          <table:table-cell table:style-name="Table2.A1" office:value-type="string">
            <text:p text:style-name="P5">Convert-Large</text:p>
            <text:p text:style-name="P5">RDF to TSV</text:p>
          </table:table-cell>
          <table:table-cell table:style-name="Table2.A1" office:value-type="string">
            <text:p text:style-name="P5">ApertiumRDF-input.tbx</text:p>
          </table:table-cell>
          <table:table-cell table:style-name="Table2.A1" office:value-type="string">
            <text:p text:style-name="P5">NA</text:p>
          </table:table-cell>
          <table:table-cell table:style-name="Table2.A1" office:value-type="string">
            <text:p text:style-name="P5">F</text:p>
            <text:p text:style-name="P5">Error: Major</text:p>
          </table:table-cell>
        </table:table-row>
        <table:table-row>
          <table:table-cell table:style-name="Table2.A1" table:number-rows-spanned="2" office:value-type="string">
            <text:p text:style-name="P5">Terme-à-LLOD </text:p>
          </table:table-cell>
          <table:table-cell table:style-name="Table2.A1" office:value-type="string">
            <text:p text:style-name="P5">Convert-Large</text:p>
            <text:p text:style-name="P5">IateTBX to IateRDF</text:p>
          </table:table-cell>
          <table:table-cell table:style-name="Table2.A1" office:value-type="string">
            <text:p text:style-name="P5">IateTBX-input.tbx</text:p>
            <text:p text:style-name="P3"/>
          </table:table-cell>
          <table:table-cell table:style-name="Table2.A1" office:value-type="string">
            <text:p text:style-name="P5">RS: 8 hours</text:p>
          </table:table-cell>
          <table:table-cell table:style-name="Table2.A1" office:value-type="string">
            <text:p text:style-name="P5">Status: S</text:p>
            <text:p text:style-name="P5">output:</text:p>
            <text:p text:style-name="P5">iate-RDF-actual.ttl</text:p>
            <text:p text:style-name="P5">RS: 12 Hour</text:p>
          </table:table-cell>
        </table:table-row>
        <table:table-row>
          <table:covered-table-cell/>
          <table:table-cell table:style-name="Table2.A1" office:value-type="string">
            <text:p text:style-name="P5">Link-solar-iate</text:p>
          </table:table-cell>
          <table:table-cell table:style-name="Table2.A1" office:value-type="string">
            <text:p text:style-name="P5">Iate-input.ttl</text:p>
            <text:p text:style-name="P5">&amp;</text:p>
            <text:p text:style-name="P5">solar-input.ttl</text:p>
          </table:table-cell>
          <table:table-cell table:style-name="Table2.A1" office:value-type="string">
            <text:p text:style-name="P5">RS: 30 Min</text:p>
          </table:table-cell>
          <table:table-cell table:style-name="Table2.A1" office:value-type="string">
            <text:p text:style-name="P5">Status: S</text:p>
            <text:p text:style-name="P5">output:</text:p>
            <text:p text:style-name="P5">iate-solar-actual.ttl</text:p>
            <text:p text:style-name="P5">RS: 41 Mi</text:p>
          </table:table-cell>
        </table:table-row>
      </table:table>
      <text:p text:style-name="P1"><text:span text:style-name="T1">Table </text:span><text:span text:style-name="T2">2. </text:span><text:span text:style-name="T1"><text:s/>S-Successful, F-Failed, C-Critical Major-M, Medium-M, Cosmetic-C, NA refers to the feature that does not apply (or are relevant) to the software. NT-not tested, RS-response time, Min-minutes, and Sec-seconds. 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1:18:34.587218699</meta:creation-date>
    <dc:date>2022-06-24T14:39:27.055534089</dc:date>
    <meta:editing-duration>PT1H34M18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2" meta:paragraph-count="85" meta:word-count="205" meta:character-count="1575" meta:non-whitespace-character-count="1445"/>
  </office:meta>
</office:document-meta>
</file>